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287.4pt"/>
    </style:style>
    <style:style style:name="co3" style:family="table-column">
      <style:table-column-properties fo:break-before="auto" style:column-width="124.84pt"/>
    </style:style>
    <style:style style:name="co4" style:family="table-column">
      <style:table-column-properties fo:break-before="auto" style:column-width="172.46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1" style:family="table-cell" style:parent-style-name="Default">
      <style:table-cell-properties fo:border="0.74pt solid #000000"/>
      <style:text-properties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R/R0402</text:p>
          </table:table-cell>
          <table:table-cell table:style-name="ce6" office:value-type="string" calcext:value-type="string">
            <text:p>R0402</text:p>
          </table:table-cell>
          <table:table-cell table:style-name="ce7" office:value-type="string" calcext:value-type="string">
            <text:p>R6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.5R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8</text:p>
          </table:table-cell>
          <table:table-cell table:style-name="ce14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220R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560R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1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5,R36,R39,R45,R55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2.2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<text:span text:style-name="T1">R26,R27,R28,R29</text:span>,R41</text:p>
          </table:table-cell>
          <table:table-cell table:number-columns-repeated="1020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10k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,R3,R6,R7,R11,R14,R34,</text:p>
            <text:p>R42,R48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20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7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46,R47</text:p>
          </table:table-cell>
          <table:table-cell table:style-name="ce14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51k/1%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2uH/1.5A/220mR/20%/CD53(YS53-220M)</text:p>
          </table:table-cell>
          <table:table-cell table:style-name="ce6" office:value-type="string" calcext:value-type="string">
            <text:p>CD53(54)</text:p>
          </table:table-cell>
          <table:table-cell table:style-name="ce6" office:value-type="string" calcext:value-type="string">
            <text:p>L1,L2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100nF/16V/10%/X7R/C0402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4,C6,C14,<text:span text:style-name="T1">C1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100nF/50V/20%/Y5V/C0603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2.2uF/50V/10%/X5R/C0805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22uF/6.3V/20%/X5R/C0603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1,C20,C21,C25,C27,C2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AT54C(SOT23-3)</text:p>
          </table:table-cell>
          <table:table-cell table:style-name="ce6" office:value-type="string" calcext:value-type="string">
            <text:p>SOT23-3</text:p>
          </table:table-cell>
          <table:table-cell table:style-name="ce6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BAT54S(SOT23-3)</text:p>
          </table:table-cell>
          <table:table-cell table:style-name="ce6" office:value-type="string" calcext:value-type="string">
            <text:p>SOT23-3</text:p>
          </table:table-cell>
          <table:table-cell table:style-name="ce6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ZV55C6V8/SOD80C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BZV55C16/SOD80C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DTC114YKA(SOT-2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IRLML6402(SOT23-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T24C16C-SSHM-T(SOIC-8_150mil)</text:p>
          </table:table-cell>
          <table:table-cell table:style-name="ce7" office:value-type="string" calcext:value-type="string">
            <text:p>SOIC-8_150mil</text:p>
          </table:table-cell>
          <table:table-cell table:style-name="ce7" office:value-type="string" calcext:value-type="string">
            <text:p>U2</text:p>
          </table:table-cell>
          <table:table-cell table:style-name="ce14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P3036BKTR-G1(SOT23-6)</text:p>
          </table:table-cell>
          <table:table-cell table:style-name="ce6" office:value-type="string" calcext:value-type="string">
            <text:p>SOT23-6</text:p>
          </table:table-cell>
          <table:table-cell table:style-name="ce6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FPV-WZA21-40-LF</text:p>
          </table:table-cell>
          <table:table-cell table:style-name="ce6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MALE-PAV16X-2x20</text:p>
          </table:table-cell>
          <table:table-cell table:style-name="ce11" office:value-type="string" calcext:value-type="string">
            <text:p>PA-V16X-2X20-LF_Drill_0.9mm</text:p>
          </table:table-cell>
          <table:table-cell table:style-name="ce6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GBH254SMT-40(B-V-40-LF)</text:p>
          </table:table-cell>
          <table:table-cell table:style-name="ce6" office:value-type="string" calcext:value-type="string">
            <text:p>GBH254SMT-40</text:p>
          </table:table-cell>
          <table:table-cell table:style-name="ce6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PWRJ-2mm(DCJ-W54R-20-LF)</text:p>
          </table:table-cell>
          <table:table-cell table:style-name="ce6" office:value-type="string" calcext:value-type="string">
            <text:p>DCJ-W54R-20-LF</text:p>
          </table:table-cell>
          <table:table-cell table:style-name="ce6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A21-50-LF</text:p>
          </table:table-cell>
          <table:table-cell table:style-name="ce7" office:value-type="string" calcext:value-type="string">
            <text:p>LCD-7in_DISP2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FPV-WZB201-06-LF</text:p>
          </table:table-cell>
          <table:table-cell table:style-name="ce7" office:value-type="string" calcext:value-type="string">
            <text:p>LCD-7in_CTP1</text:p>
          </table:table-cell>
          <table:table-cell table:style-name="ce14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D-7"(800x480_CX700TN94-CTP38)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(WU10S)</text:p>
          </table:table-cell>
          <table:table-cell table:style-name="ce6" office:value-type="string" calcext:value-type="string">
            <text:p>WU10S</text:p>
          </table:table-cell>
          <table:table-cell table:style-name="ce6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LCD-4.3"(480x272_GFT043HA480272Y)+(FPV-WZA21-40-LF))</text:p>
          </table:table-cell>
          <table:table-cell table:style-name="ce6" office:value-type="string" calcext:value-type="string">
            <text:p>FPV-WZA21-40-LF</text:p>
          </table:table-cell>
          <table:table-cell table:style-name="ce6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NA(22uF/6.3V/20%/X5R/C0603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3,C5,C7,C11,C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100nF/16V/10%/X7R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9,C10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NA(10nF/50V/10%/X7R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(BZV55C3V9/SOD80C)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(BZV55C3V6/SOD80C)</text:p>
          </table:table-cell>
          <table:table-cell table:style-name="ce6" office:value-type="string" calcext:value-type="string">
            <text:p>SOD80C</text:p>
          </table:table-cell>
          <table:table-cell table:style-name="ce6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LCD-5”(CAPACITIVE_TS)+(FPV-WZB201-06-LF))</text:p>
          </table:table-cell>
          <table:table-cell table:style-name="ce6" office:value-type="string" calcext:value-type="string">
            <text:p>FPV-WZB201-06-LF</text:p>
          </table:table-cell>
          <table:table-cell table:style-name="ce6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A(LCD-5”(800x480_HDW050TN22)+(FPV-WZA21-40-LF))</text:p>
          </table:table-cell>
          <table:table-cell table:style-name="ce6" office:value-type="string" calcext:value-type="string">
            <text:p>FPV-WZA21-40-LF</text:p>
          </table:table-cell>
          <table:table-cell table:style-name="ce6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FPV-WZB201-06-LF)</text:p>
          </table:table-cell>
          <table:table-cell table:style-name="ce6" office:value-type="string" calcext:value-type="string">
            <text:p>FPV-WZB201-06-LF</text:p>
          </table:table-cell>
          <table:table-cell table:style-name="ce6" office:value-type="string" calcext:value-type="string">
            <text:p>LCD-10,1in_CTP1</text:p>
          </table:table-cell>
          <table:table-cell table:number-columns-repeated="102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NA(FPV-WZA21-50-LF)</text:p>
          </table:table-cell>
          <table:table-cell table:style-name="ce6" office:value-type="string" calcext:value-type="string">
            <text:p>FPV-WZA21-50-LF</text:p>
          </table:table-cell>
          <table:table-cell table:style-name="ce6" office:value-type="string" calcext:value-type="string">
            <text:p><text:span text:style-name="T1">LCD-7in_DISP1</text:span>,LCD-10,1in_DISP1,</text:p>
            <text:p>LCD-10,1in_DISP2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FPA-WZB25-04-LF)</text:p>
          </table:table-cell>
          <table:table-cell table:style-name="ce6" office:value-type="string" calcext:value-type="string">
            <text:p>FPA-WZB25-04-LF</text:p>
          </table:table-cell>
          <table:table-cell table:style-name="ce6" office:value-type="string" calcext:value-type="string">
            <text:p><text:span text:style-name="T1">LCD-7in_RTP1,</text:span>LCD-10,1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NA(0R/R0402)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0,R31,R32,R33,R62</text:p>
          </table:table-cell>
          <table:table-cell table:style-name="ce14" table:number-columns-repeated="102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A/R0402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,R4,R5,R8,R12,R13,R17,</text:p>
            <text:p>R19,R20,R21,R24,R49,<text:span text:style-name="T1">R40</text:span></text:p>
          </table:table-cell>
          <table:table-cell table:number-columns-repeated="1020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A(10k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9,R10,R18,R22,R23,R51,</text:p>
            <text:p>R53,R57,R60,<text:span text:style-name="T1">R52,R54,R56,R59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(20k/1%/R0402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NA(AR1021T-I_SS(SSOP-20))</text:p>
          </table:table-cell>
          <table:table-cell table:style-name="ce6" office:value-type="string" calcext:value-type="string">
            <text:p>SSOP-20W</text:p>
          </table:table-cell>
          <table:table-cell table:style-name="ce6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8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SJ</text:p>
          </table:table-cell>
          <table:table-cell table:style-name="ce6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Closed</text:p>
          </table:table-cell>
          <table:table-cell table:style-name="ce6" office:value-type="string" calcext:value-type="string">
            <text:p>SJ_Closed</text:p>
          </table:table-cell>
          <table:table-cell table:style-name="ce6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TRL:Closed/EN:Opened</text:p>
          </table:table-cell>
          <table:table-cell table:style-name="ce6" office:value-type="string" calcext:value-type="string">
            <text:p>SJ_2_SMALL_23_TIED</text:p>
          </table:table-cell>
          <table:table-cell table:style-name="ce6" office:value-type="string" calcext:value-type="string">
            <text:p>CTRL/E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3.3V:Opened/5.0V:Closed</text:p>
          </table:table-cell>
          <table:table-cell table:style-name="ce6" office:value-type="string" calcext:value-type="string">
            <text:p>SJ_2_SMALL_23_TIED</text:p>
          </table:table-cell>
          <table:table-cell table:style-name="ce6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5V_JACK:Opened/5V_LCD:Closed</text:p>
          </table:table-cell>
          <table:table-cell table:style-name="ce6" office:value-type="string" calcext:value-type="string">
            <text:p>SJ_2_SMALL_23_TIED</text:p>
          </table:table-cell>
          <table:table-cell table:style-name="ce6" office:value-type="string" calcext:value-type="string">
            <text:p>5V_JACK/5V_LCD1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hadow="none"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22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7in_CTP_plus_AT24C16C) ===</text:span></text:p>
          <text:p><text:span text:style-name="MT2">LCD-OLinuXino-7CTS-BOM</text:span></text:p>
        </style:region-center>
        <style:region-right>
          <text:p><text:span text:style-name="MT3"/></text:p>
          <text:p><text:span text:style-name="MT3"/></text:p>
          <text:p><text:span text:style-name="MT3">21.06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5:07:12.495304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1T15:09:45.155687339</dc:date>
    <meta:editing-duration>PT3H20M50S</meta:editing-duration>
    <meta:editing-cycles>35</meta:editing-cycles>
    <meta:document-statistic meta:table-count="1" meta:cell-count="210" meta:object-count="0"/>
  </office:meta>
</office:document-meta>
</file>